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cm" fo:min-width="24.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25cm" fo:min-width="4.2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3.75cm" fo:min-width="24.5cm"/>
      <style:paragraph-properties style:writing-mode="lr-tb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.75cm" svg:height="1cm" svg:x="12cm" svg:y="1.75cm">
          <draw:text-box>
            <text:p text:style-name="P1"><text:span text:style-name="T1">ARTICLE CARD</text:span></text:p>
          </draw:text-box>
        </draw:frame>
        <draw:custom-shape draw:style-name="gr2" draw:text-style-name="P3" draw:layer="layout" svg:width="25cm" svg:height="2.25cm" svg:x="2.5cm" svg:y="7.75cm">
          <text:p text:style-name="P3">TITLE – clickable – view full articl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75cm" svg:height="2.5cm" svg:x="2.5cm" svg:y="4.25cm">
          <text:p text:style-name="P3">TOPIC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75cm" svg:height="2.5cm" svg:x="8.25cm" svg:y="4.25cm">
          <text:p text:style-name="P3">AUTH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5cm" svg:height="4cm" svg:x="2.5cm" svg:y="11cm">
          <text:p text:style-name="P3">ARTICLE SNIPPET – FIRST SENTENC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75cm" svg:height="2.5cm" svg:x="2.5cm" svg:y="4.25cm">
          <text:p text:style-name="P3">TOPIC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75cm" svg:height="2.5cm" svg:x="2.5cm" svg:y="16.25cm">
          <text:p text:style-name="P3">VOTES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75cm" svg:height="2.5cm" svg:x="14cm" svg:y="4.25cm">
          <text:p text:style-name="P3">VIEW FULL ARTICLE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25T10:52:25.756979960</meta:creation-date>
    <dc:date>2022-07-25T11:28:22.127833920</dc:date>
    <meta:editing-duration>PT25M45S</meta:editing-duration>
    <meta:editing-cycles>1</meta:editing-cycles>
    <meta:document-statistic meta:object-count="8"/>
    <meta:generator>LibreOffice/7.3.4.2$Linux_X86_64 LibreOffice_project/30$Build-2</meta:generator>
  </office:meta>
</office:document-meta>
</file>